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obe Devanagari" svg:font-family="Adobe Devanagari" style:font-family-generic="roman" style:font-pitch="variable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weight="bold" style:font-weight-asian="bold" style:font-weight-complex="bold" fo:font-size="30pt" style:font-size-asian="30pt" style:font-size-complex="30pt"/>
    </style:style>
    <style:style style:name="P2" style:parent-style-name="ListParagraph" style:family="paragraph"/>
    <style:style style:name="T3" style:parent-style-name="DefaultParagraphFont" style:family="text">
      <style:text-properties style:font-name="Wingdings" style:font-name-asian="Wingdings" style:font-name-complex="Wingdings"/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Normal" style:family="paragraph">
      <style:paragraph-properties fo:break-before="page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style:font-name="Adobe Devanagari" style:font-name-complex="Adobe Devanagari" fo:font-weight="bold" style:font-weight-asian="bold" style:font-weight-complex="bold" fo:font-size="24pt" style:font-size-asian="24pt" style:font-size-complex="24pt" style:script-type="complex" style:language-complex="hi" style:country-complex="IN"/>
    </style:style>
    <style:style style:name="P54" style:parent-style-name="Normal" style:family="paragraph">
      <style:paragraph-properties fo:text-align="center" fo:margin-left="4.5in">
        <style:tab-stops/>
      </style:paragraph-properties>
    </style:style>
    <style:style style:name="T55" style:parent-style-name="DefaultParagraphFont" style:family="text">
      <style:text-properties style:font-name="Adobe Devanagari" style:font-name-complex="Adobe Devanagari" fo:font-weight="bold" style:font-weight-asian="bold" style:font-weight-complex="bold" fo:font-size="19pt" style:font-size-asian="19pt" style:font-size-complex="19pt" style:script-type="complex" style:language-complex="hi" style:country-complex="IN"/>
    </style:style>
    <style:style style:name="T56" style:parent-style-name="DefaultParagraphFont" style:family="text">
      <style:text-properties style:font-name="Adobe Devanagari" style:font-name-complex="Adobe Devanagari" fo:font-weight="bold" style:font-weight-asian="bold" style:font-weight-complex="bold" fo:font-size="19pt" style:font-size-asian="19pt" style:font-size-complex="19pt" style:script-type="complex" style:language-complex="hi" style:country-complex="IN"/>
    </style:style>
    <style:style style:name="T57" style:parent-style-name="DefaultParagraphFont" style:family="text">
      <style:text-properties style:font-name="Adobe Devanagari" style:font-name-complex="Adobe Devanagari" fo:font-weight="bold" style:font-weight-asian="bold" style:font-weight-complex="bold" fo:font-size="20pt" style:font-size-asian="20pt" style:font-size-complex="20pt" style:script-type="complex" style:language-complex="hi" style:country-complex="IN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T5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5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6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6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6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6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6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6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6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6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6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6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7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7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7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7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7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7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7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7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7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7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8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8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8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8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8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8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8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8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8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8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9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9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9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9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9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9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9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9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9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9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0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0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0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0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0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0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0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/>
    </style:style>
    <style:style style:name="T10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0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0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1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1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1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1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1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1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1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1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1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1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2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2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2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P123" style:parent-style-name="Normal" style:family="paragraph">
      <style:paragraph-properties fo:break-before="page"/>
    </style:style>
    <style:style style:name="S2" style:family="section">
      <style:section-properties fo:margin-left="0in" fo:margin-right="0in" style:writing-mode="lr-tb"/>
    </style:style>
    <style:style style:name="P124" style:parent-style-name="Normal" style:family="paragraph">
      <style:paragraph-properties fo:text-align="center" fo:margin-bottom="0in" fo:line-height="100%"/>
    </style:style>
    <style:style style:name="T125" style:parent-style-name="DefaultParagraphFont" style:family="text">
      <style:text-properties style:font-name="Adobe Devanagari" style:font-name-complex="Adobe Devanagari" fo:font-weight="bold" style:font-weight-asian="bold" style:font-weight-complex="bold" fo:font-size="24pt" style:font-size-asian="24pt" style:font-size-complex="24pt" style:script-type="complex" style:language-complex="hi" style:country-complex="IN"/>
    </style:style>
    <style:style style:name="T126" style:parent-style-name="DefaultParagraphFont" style:family="text">
      <style:text-properties style:font-name="Adobe Devanagari" style:font-name-complex="Adobe Devanagari" fo:font-weight="bold" style:font-weight-asian="bold" style:font-weight-complex="bold" fo:font-size="24pt" style:font-size-asian="24pt" style:font-size-complex="24pt" style:script-type="complex" style:language-complex="hi" style:country-complex="IN"/>
    </style:style>
    <style:style style:name="P127" style:parent-style-name="Normal" style:family="paragraph">
      <style:paragraph-properties fo:text-align="center" fo:margin-left="4in" fo:text-indent="0.5in">
        <style:tab-stops/>
      </style:paragraph-properties>
    </style:style>
    <style:style style:name="T128" style:parent-style-name="DefaultParagraphFont" style:family="text">
      <style:text-properties style:font-name="Adobe Devanagari" style:font-name-complex="Adobe Devanagari" fo:font-weight="bold" style:font-weight-asian="bold" style:font-weight-complex="bold" fo:font-size="20pt" style:font-size-asian="20pt" style:font-size-complex="20pt" style:language-complex="hi" style:country-complex="IN"/>
    </style:style>
    <style:style style:name="T129" style:parent-style-name="DefaultParagraphFont" style:family="text">
      <style:text-properties style:font-name="Adobe Devanagari" style:font-name-complex="Adobe Devanagari" fo:font-weight="bold" style:font-weight-asian="bold" style:font-weight-complex="bold" fo:font-size="20pt" style:font-size-asian="20pt" style:font-size-complex="20pt" style:script-type="complex" style:language-complex="hi" style:country-complex="IN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T13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3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3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3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3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3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3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3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3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3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4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4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4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4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4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4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4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4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4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4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5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5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5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5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5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5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5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5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5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5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6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6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6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6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6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6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6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6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6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6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7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7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7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7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7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7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7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7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7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7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8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8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8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8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8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8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8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8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8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8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9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9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9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9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9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9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9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9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19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19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0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0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0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0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0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0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0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0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0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0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1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1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1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1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S4" style:family="section">
      <style:section-properties fo:margin-left="0in" fo:margin-right="0in" style:writing-mode="lr-tb"/>
    </style:style>
    <style:style style:name="P214" style:parent-style-name="Normal" style:family="paragraph">
      <style:paragraph-properties fo:break-before="page" fo:text-align="center" fo:margin-bottom="0in" fo:line-height="100%"/>
    </style:style>
    <style:style style:name="T215" style:parent-style-name="DefaultParagraphFont" style:family="text">
      <style:text-properties style:font-name="Adobe Devanagari" style:font-name-complex="Adobe Devanagari" fo:font-weight="bold" style:font-weight-asian="bold" style:font-weight-complex="bold" fo:font-size="24pt" style:font-size-asian="24pt" style:font-size-complex="24pt" style:script-type="complex" style:language-complex="hi" style:country-complex="IN"/>
    </style:style>
    <style:style style:name="P216" style:parent-style-name="Normal" style:family="paragraph">
      <style:paragraph-properties fo:text-align="center" fo:margin-bottom="0in" fo:margin-left="4in" fo:text-indent="0.5in">
        <style:tab-stops/>
      </style:paragraph-properties>
    </style:style>
    <style:style style:name="T217" style:parent-style-name="DefaultParagraphFont" style:family="text">
      <style:text-properties style:font-name="Adobe Devanagari" style:font-name-complex="Adobe Devanagari" fo:font-weight="bold" style:font-weight-asian="bold" style:font-weight-complex="bold" fo:font-size="20pt" style:font-size-asian="20pt" style:font-size-complex="20pt" style:language-complex="hi" style:country-complex="IN"/>
    </style:style>
    <style:style style:name="T218" style:parent-style-name="DefaultParagraphFont" style:family="text">
      <style:text-properties style:font-name="Adobe Devanagari" style:font-name-complex="Adobe Devanagari" fo:font-weight="bold" style:font-weight-asian="bold" style:font-weight-complex="bold" fo:font-size="20pt" style:font-size-asian="20pt" style:font-size-complex="20pt" style:script-type="complex" style:language-complex="hi" style:country-complex="IN"/>
    </style:style>
    <style:style style:name="S5" style:family="section">
      <style:section-properties fo:margin-left="0in" fo:margin-right="0in" style:writing-mode="lr-tb">
        <style:columns fo:column-count="2" fo:column-gap="0.5in"/>
      </style:section-properties>
    </style:style>
    <style:style style:name="T21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2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2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2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2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2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2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2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2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2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2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3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3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3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3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3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3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3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3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3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3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4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4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4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4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4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4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4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4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4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4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5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5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5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5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5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5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5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5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5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5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6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6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6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6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6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6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6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6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6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6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7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7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7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7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7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7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7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7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7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7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8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8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8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8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8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8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8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8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8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8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9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9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9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9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9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9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9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9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29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29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0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0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0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0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0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0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0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0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0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0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1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1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1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1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1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1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1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1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1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1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20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21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22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2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2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25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2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2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2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2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3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3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3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3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3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3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3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3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38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39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4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4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4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43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44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4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46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47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4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49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50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51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52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53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54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55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56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T357" style:parent-style-name="DefaultParagraphFont" style:family="text">
      <style:text-properties style:font-name="Adobe Devanagari" style:font-name-complex="Adobe Devanagari" fo:font-size="20pt" style:font-size-asian="20pt" style:font-size-complex="20pt" style:script-type="complex" style:language-complex="hi" style:country-complex="IN"/>
    </style:style>
    <style:style style:name="T358" style:parent-style-name="DefaultParagraphFont" style:family="text">
      <style:text-properties style:font-name="Adobe Devanagari" style:font-name-complex="Adobe Devanagari" fo:font-size="20pt" style:font-size-asian="20pt" style:font-size-complex="20pt"/>
    </style:style>
    <style:style style:name="P359" style:parent-style-name="Normal" style:master-page-name="MP6" style:family="paragraph">
      <style:paragraph-properties fo:break-before="page"/>
    </style:style>
  </office:automatic-styles>
  <office:body>
    <office:text text:use-soft-page-breaks="true">
      <text:h text:style-name="P1" text:outline-level="1">PC1v2 Project Test file</text:h>
      <text:p text:style-name="Normal"/>
      <text:p text:style-name="Normal">This is a test file used in the project to check for different file types as well the data display.</text:p>
      <text:p text:style-name="Title">Historical background</text:p>
      <text:h text:style-name="Heading1" text:outline-level="1">The company rule (1773-1858)</text:h>
      <text:h text:style-name="Heading2" text:outline-level="2">Regulation act 1773</text:h>
      <text:list text:style-name="LFO2" text:continue-numbering="true">
        <text:list-item>
          <text:p text:style-name="P2">Governor of Bengal<text:s/><text:span text:style-name="T3"></text:span><text:s/>governor general of Bengal (Hasting)</text:p>
        </text:list-item>
        <text:list-item>
          <text:p text:style-name="P4">Created executive council</text:p>
        </text:list-item>
        <text:list-item>
          <text:p text:style-name="P5">Bombay and Madras were subordinate to Bengal presidency.</text:p>
        </text:list-item>
        <text:list-item>
          <text:p text:style-name="P6">Establishment of supreme court (1774)</text:p>
        </text:list-item>
        <text:list-item>
          <text:p text:style-name="P7">Prohibited civil servants from private trade and bribe accept.</text:p>
        </text:list-item>
        <text:list-item>
          <text:p text:style-name="P8">Strengthen the control over the company</text:p>
        </text:list-item>
      </text:list>
      <text:h text:style-name="Heading2" text:outline-level="2">Pitts India act 1784 (Act of settlement)</text:h>
      <text:list text:style-name="LFO1" text:continue-numbering="true">
        <text:list-item>
          <text:p text:style-name="P9">Distinguished between political and commercial affair of the company</text:p>
        </text:list-item>
        <text:list-item>
          <text:p text:style-name="P10">Court of director to control commercial affair</text:p>
        </text:list-item>
        <text:list-item>
          <text:p text:style-name="P11">Board of director to control political affair.</text:p>
        </text:list-item>
      </text:list>
      <text:h text:style-name="Heading2" text:outline-level="2">Charter act 1833 (centralization)</text:h>
      <text:list text:style-name="LFO8" text:continue-numbering="true">
        <text:list-item>
          <text:p text:style-name="P12">Governor General of Bengal became the governor general of India (William Bentick)</text:p>
        </text:list-item>
        <text:list-item>
          <text:p text:style-name="P13">Laws made under previous act were regulation but by this were act.</text:p>
        </text:list-item>
        <text:list-item>
          <text:p text:style-name="P14">First attempt to introduce open competition</text:p>
        </text:list-item>
      </text:list>
      <text:h text:style-name="Heading2" text:outline-level="2">Charter act 1853</text:h>
      <text:list text:style-name="LFO9" text:continue-numbering="true">
        <text:list-item>
          <text:p text:style-name="P15">Indian legislative council and executive council came into existence</text:p>
        </text:list-item>
        <text:list-item>
          <text:p text:style-name="P16">Open competition exam – first in 1885 at Allahabad</text:p>
        </text:list-item>
        <text:list-item>
          <text:p text:style-name="P17">Covenanted civil services was also thrown open to Indians</text:p>
        </text:list-item>
        <text:list-item>
          <text:p text:style-name="P18">Local representation in the Indian legislative council</text:p>
        </text:list-item>
      </text:list>
      <text:h text:style-name="Heading2" text:outline-level="2">Government of India (1858)</text:h>
      <text:p text:style-name="Subtitle">(Act for good governance of India)</text:p>
      <text:soft-page-break/>
      <text:list text:style-name="LFO10" text:continue-numbering="true">
        <text:list-item>
          <text:p text:style-name="P19">Governor General of India now became the vice-roy of India (Canning)</text:p>
        </text:list-item>
        <text:list-item>
          <text:p text:style-name="P20">Abolished board of control and court of directors</text:p>
        </text:list-item>
        <text:list-item>
          <text:p text:style-name="P21">New office – secretary of state for India</text:p>
        </text:list-item>
        <text:list-item>
          <text:p text:style-name="P22">15 member council of India to assist secretary</text:p>
        </text:list-item>
      </text:list>
      <text:p text:style-name="Normal"/>
      <text:h text:style-name="Heading2" text:outline-level="2">Indian council act 1861</text:h>
      <text:list text:style-name="LFO3" text:continue-numbering="true">
        <text:list-item>
          <text:p text:style-name="P23">Nomination of Indian in legislative council</text:p>
        </text:list-item>
        <text:list-item>
          <text:p text:style-name="P24">Restoring the legislative power of Bombay and Madras presidency (decentralization)</text:p>
        </text:list-item>
        <text:list-item>
          <text:p text:style-name="P25">Establishment of legislative council for Bengal, NWFP, Punjab (1862, 66, 97)</text:p>
        </text:list-item>
        <text:list-item>
          <text:p text:style-name="P26">Portfolio system (Canning)</text:p>
        </text:list-item>
        <text:list-item>
          <text:p text:style-name="P27">Ordinance power to vice roy</text:p>
        </text:list-item>
      </text:list>
      <text:h text:style-name="Heading2" text:outline-level="2">Indian council act 1892</text:h>
      <text:list text:style-name="LFO4" text:continue-numbering="true">
        <text:list-item>
          <text:p text:style-name="P28">Increase the non-official member in council</text:p>
        </text:list-item>
        <text:list-item>
          <text:p text:style-name="P29">Power of discussion budget in legislative council</text:p>
        </text:list-item>
        <text:list-item>
          <text:p text:style-name="P30">Election but indirect.</text:p>
        </text:list-item>
      </text:list>
      <text:h text:style-name="Heading2" text:outline-level="2">Indian council act 1909</text:h>
      <text:p text:style-name="Subtitle">(Morley-Minto reform)</text:p>
      <text:list text:style-name="LFO5" text:continue-numbering="true">
        <text:list-item>
          <text:p text:style-name="P31">Increase the size of the legislative council (from 16-30, center)</text:p>
        </text:list-item>
        <text:list-item>
          <text:p text:style-name="P32">Official majority in central legislative council but can be non-official majority in province</text:p>
        </text:list-item>
        <text:list-item>
          <text:p text:style-name="P33">Members were allowed to ask supplementary questions on budget and can move resolutions</text:p>
        </text:list-item>
        <text:list-item>
          <text:p text:style-name="P34">First entry in executive council – Satendra Prasad Sihna</text:p>
        </text:list-item>
        <text:list-item>
          <text:p text:style-name="P35">Communal representation (Father- Lord Minto)</text:p>
        </text:list-item>
      </text:list>
      <text:h text:style-name="Heading2" text:outline-level="2">Government of India act 1919</text:h>
      <text:p text:style-name="Subtitle">(Montague Chelms Ford reform)</text:p>
      <text:list text:style-name="LFO6" text:continue-numbering="true">
        <text:list-item>
          <text:p text:style-name="P36">Relaxed central control over province, seperated the subject</text:p>
        </text:list-item>
        <text:list-item>
          <text:p text:style-name="P37">Introduced dyarchy in the province by cameralism and direct election but franchise to limited people</text:p>
        </text:list-item>
        <text:list-item>
          <text:p text:style-name="P38">15 member of executive council should be Indian</text:p>
        </text:list-item>
        <text:list-item>
          <text:p text:style-name="P39">Extended the communal representation</text:p>
        </text:list-item>
        <text:list-item>
          <text:p text:style-name="P40">Establishment of public service commission – 1926 (Lee Commissioin)</text:p>
        </text:list-item>
        <text:list-item>
          <text:p text:style-name="P41">Separate budget for central and provinces</text:p>
        </text:list-item>
      </text:list>
      <text:soft-page-break/>
      <text:h text:style-name="Heading2" text:outline-level="2">Government of India act 1935</text:h>
      <text:list text:style-name="LFO7" text:continue-numbering="true">
        <text:list-item>
          <text:p text:style-name="P42">Introduce 3 list</text:p>
        </text:list-item>
        <text:list-item>
          <text:p text:style-name="P43">Abolished dyarchy in province</text:p>
        </text:list-item>
        <text:list-item>
          <text:p text:style-name="P44">Adoption of dyarchy in central</text:p>
        </text:list-item>
        <text:list-item>
          <text:p text:style-name="P45">Bicameralism in 6 provinces – Bengal, Bombay, Madras, Bihar, Assam and United Province</text:p>
        </text:list-item>
        <text:list-item>
          <text:p text:style-name="P46">Separate electorate to depressed class</text:p>
        </text:list-item>
        <text:list-item>
          <text:p text:style-name="P47">Abolished the council of India</text:p>
        </text:list-item>
        <text:list-item>
          <text:p text:style-name="P48">Franchise right to 10% population</text:p>
        </text:list-item>
        <text:list-item>
          <text:p text:style-name="P49">RBI</text:p>
        </text:list-item>
        <text:list-item>
          <text:p text:style-name="P50">FPSC, PPSC, JPSC and Federal courts</text:p>
        </text:list-item>
      </text:list>
      <text:p text:style-name="Normal"/>
      <text:p text:style-name="P51"/>
      <text:soft-page-break/>
      <text:p text:style-name="P52"><text:span text:style-name="T53">भ्रमर कोई कुमुदनी पर मचल बैठा तो हंगामा</text:span></text:p>
      <text:p text:style-name="P54"><text:span text:style-name="T55">-</text:span><text:span text:style-name="T56"><text:s/></text:span><text:span text:style-name="T57">कुमार विश्वास</text:span></text:p>
      <text:section text:name="Sect1" text:style-name="S1">
        <text:soft-page-break/>
        <text:p text:style-name="Normal"><text:span text:style-name="T58">भ्रमर कोई कुमुदनी पर मचल बैठा तो हंगामा</text:span><text:span text:style-name="T59"><text:line-break/></text:span><text:span text:style-name="T60">हमारे दिल में कोई ख्वाब पल बैठा तो हंगामा</text:span><text:span text:style-name="T61"><text:line-break/></text:span><text:span text:style-name="T62">अभी तक डूबकर सुनते थे सब किस्सा मुहब्बत का</text:span><text:span text:style-name="T63"><text:line-break/></text:span><text:span text:style-name="T64">मैं किस्से को हकीकत में बदल बैठा तो हंगामा</text:span><text:span text:style-name="T65"><text:line-break/></text:span><text:span text:style-name="T66"><text:line-break/></text:span><text:span text:style-name="T67">कभी कोई जो खुलकर हंस लिया दो पल तो हंगामा</text:span><text:span text:style-name="T68"><text:line-break/></text:span><text:span text:style-name="T69">कोई ख़्वाबों में आकर बस लिया दो पल तो हंगामा</text:span><text:span text:style-name="T70"><text:line-break/></text:span><text:span text:style-name="T71">मैं उससे दूर था तो शोर था साजिश है<text:s/></text:span><text:span text:style-name="T72">,<text:s/></text:span><text:span text:style-name="T73">साजिश है</text:span><text:span text:style-name="T74"><text:line-break/></text:span><text:span text:style-name="T75">उसे बाहों में खुलकर कस लिया दो पल तो हंगामा</text:span><text:span text:style-name="T76"><text:line-break/></text:span><text:span text:style-name="T77"><text:line-break/></text:span><text:span text:style-name="T78">जब आता है जीवन में खयालातों का हंगामा</text:span><text:span text:style-name="T79"><text:line-break/></text:span><text:span text:style-name="T80">ये जज्बातों</text:span><text:span text:style-name="T81">,<text:s/></text:span><text:span text:style-name="T82">मुलाकातों हंसी रातों का हंगामा</text:span><text:span text:style-name="T83"><text:line-break/></text:span><text:span text:style-name="T84">जवानी के क़यामत दौर में यह सोचते हैं सब</text:span><text:span text:style-name="T85"><text:line-break/></text:span><text:span text:style-name="T86">ये हंगामे की रातें हैं या है रातों का हंगामा</text:span><text:span text:style-name="T87"><text:line-break/></text:span><text:span text:style-name="T88"><text:line-break/></text:span><text:soft-page-break/><text:span text:style-name="T89">कलम को खून में खुद के डुबोता हूँ तो हंगामा</text:span><text:span text:style-name="T90"> </text:span><text:span text:style-name="T91"><text:line-break/></text:span><text:span text:style-name="T92">गिरेबां अपना आंसू में भिगोता हूँ तो हंगामा</text:span><text:span text:style-name="T93"> </text:span><text:span text:style-name="T94"><text:line-break/></text:span><text:span text:style-name="T95">नही मुझ पर भी जो खुद की खबर वो है जमाने पर</text:span><text:span text:style-name="T96"> </text:span><text:span text:style-name="T97"><text:line-break/></text:span><text:span text:style-name="T98">मैं हंसता हूँ तो हंगामा</text:span><text:span text:style-name="T99">,<text:s/></text:span><text:span text:style-name="T100">मैं रोता हूँ तो हंगामा</text:span><text:span text:style-name="T101"><text:line-break/></text:span><text:span text:style-name="T102"><text:line-break/></text:span><text:span text:style-name="T103">इबारत से गुनाहों तक की मंजिल में है हंगामा</text:span><text:span text:style-name="T104"><text:line-break/></text:span><text:span text:style-name="T105">ज़रा</text:span><text:span text:style-name="T106">-</text:span><text:span text:style-name="T107">सी पी के आये बस तो महफ़िल में है हंगामा</text:span><text:span text:style-name="T108"><text:line-break/></text:span><text:span text:style-name="T109">कभी बचपन</text:span><text:span text:style-name="T110">,<text:s/></text:span><text:span text:style-name="T111">जवानी और बुढापे में है हंगामा</text:span><text:span text:style-name="T112"><text:line-break/></text:span><text:span text:style-name="T113">जेहन में है कभी तो फिर कभी दिल में है हंगामा</text:span><text:span text:style-name="T114"><text:line-break/></text:span><text:span text:style-name="T115"><text:line-break/></text:span><text:span text:style-name="T116">हुए पैदा तो धरती पर हुआ आबाद हंगामा</text:span><text:span text:style-name="T117"><text:line-break/></text:span><text:span text:style-name="T118">जवानी को हमारी कर गया बर्बाद हंगामा</text:span><text:span text:style-name="T119"><text:line-break/></text:span><text:span text:style-name="T120">हमारे भाल पर तकदीर ने ये लिख दिया जैसे</text:span><text:span text:style-name="T121"><text:line-break/></text:span><text:span text:style-name="T122">हमारे सामने है और हमारे बाद हंगामा</text:span></text:p>
        <text:p text:style-name="P123"/>
      </text:section>
      <text:section text:name="Sect2" text:style-name="S2">
        <text:soft-page-break/>
        <text:p text:style-name="P124"><text:span text:style-name="T125">जिसकी धुन पर दुनिया नाचे<text:s/></text:span><text:span text:style-name="T126"><text:s/></text:span></text:p>
        <text:p text:style-name="P127"><text:span text:style-name="T128">-</text:span><text:span text:style-name="T129">कुमार विश्वास</text:span></text:p>
      </text:section>
      <text:section text:name="Sect3" text:style-name="S3">
        <text:soft-page-break/>
        <text:p text:style-name="Normal"><text:span text:style-name="T130">जिसकी धुन पर दुनिया नाचे</text:span><text:span text:style-name="T131">,<text:s/></text:span><text:span text:style-name="T132">दिल ऐसा इकतारा है</text:span><text:span text:style-name="T133">,</text:span><text:span text:style-name="T134"><text:line-break/></text:span><text:span text:style-name="T135">जो हमको भी प्यारा है और</text:span><text:span text:style-name="T136">,<text:s/></text:span><text:span text:style-name="T137">जो तुमको भी प्यारा है.</text:span><text:span text:style-name="T138"><text:line-break/></text:span><text:span text:style-name="T139">झूम रही है सारी दुनिया</text:span><text:span text:style-name="T140">,<text:s/></text:span><text:span text:style-name="T141">जबकि हमारे गीतों पर</text:span><text:span text:style-name="T142">,</text:span><text:span text:style-name="T143"><text:line-break/></text:span><text:span text:style-name="T144">तब कहती हो प्यार हुआ है</text:span><text:span text:style-name="T145">,<text:s/></text:span><text:span text:style-name="T146">क्या अहसान तुम्हारा है.</text:span></text:p>
        <text:p text:style-name="Normal"><text:span text:style-name="T147">जो धरती से अम्बर जोड़े<text:s/></text:span><text:span text:style-name="T148">,<text:s/></text:span><text:span text:style-name="T149">उसका नाम मोहब्बत है<text:s/></text:span><text:span text:style-name="T150">,</text:span><text:span text:style-name="T151"><text:line-break/></text:span><text:span text:style-name="T152">जो शीशे से पत्थर तोड़े<text:s/></text:span><text:span text:style-name="T153">,<text:s/></text:span><text:span text:style-name="T154">उसका नाम मोहब्बत है<text:s/></text:span><text:span text:style-name="T155">,</text:span><text:span text:style-name="T156"><text:line-break/></text:span><text:span text:style-name="T157">कतरा कतरा सागर तक तो<text:s/></text:span><text:span text:style-name="T158">,</text:span><text:span text:style-name="T159">जाती है हर उम्र मगर<text:s/></text:span><text:span text:style-name="T160">,</text:span><text:span text:style-name="T161"><text:line-break/></text:span><text:span text:style-name="T162">बहता दरिया वापस मोड़े<text:s/></text:span><text:span text:style-name="T163">,<text:s/></text:span><text:span text:style-name="T164">उसका नाम मोहब्बत है .</text:span></text:p>
        <text:p text:style-name="Normal"><text:span text:style-name="T165">पनाहों में जो आया हो</text:span><text:span text:style-name="T166">,<text:s/></text:span><text:span text:style-name="T167">तो उस पर वार क्या करना</text:span><text:span text:style-name="T168"> ?</text:span><text:span text:style-name="T169"><text:line-break/></text:span><text:span text:style-name="T170">जो दिल हारा हुआ हो</text:span><text:span text:style-name="T171">,<text:s/></text:span><text:span text:style-name="T172">उस पे फिर अधिकार क्या करना</text:span><text:span text:style-name="T173"> ?</text:span><text:span text:style-name="T174"><text:line-break/></text:span><text:span text:style-name="T175">मुहब्बत का मज़ा तो डूबने की कशमकश में हैं</text:span><text:span text:style-name="T176">,</text:span><text:span text:style-name="T177"><text:line-break/></text:span><text:span text:style-name="T178">जो हो मालूम गहराई</text:span><text:span text:style-name="T179">,<text:s/></text:span><text:span text:style-name="T180">तो दरिया पार क्या करना</text:span><text:span text:style-name="T181"> ? </text:span></text:p>
        <text:soft-page-break/>
        <text:p text:style-name="Normal"><text:span text:style-name="T182">बस्ती बस्ती घोर उदासी पर्वत पर्वत खालीपन</text:span><text:span text:style-name="T183">,</text:span><text:span text:style-name="T184"><text:line-break/></text:span><text:span text:style-name="T185">मन हीरा बेमोल बिक गया घिस घिस रीता तनचंदन</text:span><text:span text:style-name="T186">,</text:span><text:span text:style-name="T187"><text:line-break/></text:span><text:span text:style-name="T188">इस धरती से उस अम्बर तक दो ही चीज़ गज़ब की है</text:span><text:span text:style-name="T189">,</text:span><text:span text:style-name="T190"><text:line-break/></text:span><text:span text:style-name="T191">एक तो तेरा भोलापन है एक मेरा दीवानापन.</text:span></text:p>
        <text:p text:style-name="Normal"><text:span text:style-name="T192">तुम्हारे पास हूँ लेकिन जो दूरी है समझता हूँ</text:span><text:span text:style-name="T193">,</text:span><text:span text:style-name="T194"><text:line-break/></text:span><text:span text:style-name="T195">तुम्हारे बिन मेरी हस्ती अधूरी है समझता हूँ</text:span><text:span text:style-name="T196">,</text:span><text:span text:style-name="T197"><text:line-break/></text:span><text:span text:style-name="T198">तुम्हे मै भूल जाऊँगा ये मुमकिन है नही लेकिन</text:span><text:span text:style-name="T199">,</text:span><text:span text:style-name="T200"><text:line-break/></text:span><text:span text:style-name="T201">तुम्ही को भूलना सबसे ज़रूरी है समझता हूँ</text:span></text:p>
        <text:p text:style-name="Normal"><text:span text:style-name="T202">बहुत बिखरा बहुत टूटा थपेड़े सह नहीं पाया</text:span><text:span text:style-name="T203">,</text:span><text:span text:style-name="T204"><text:line-break/></text:span><text:span text:style-name="T205">हवाओं के इशारों पर मगर मैं बह नहीं पाया</text:span><text:span text:style-name="T206">,</text:span><text:span text:style-name="T207"><text:line-break/></text:span><text:span text:style-name="T208">अधूरा अनसुना ही रह गया यूं प्यार का किस्सा</text:span><text:span text:style-name="T209">,</text:span><text:span text:style-name="T210"><text:line-break/></text:span><text:span text:style-name="T211">कभी तुम सुन नहीं पायी</text:span><text:span text:style-name="T212">,<text:s/></text:span><text:span text:style-name="T213">कभी मैं कह नहीं पाया</text:span></text:p>
      </text:section>
      <text:section text:name="Sect4" text:style-name="S4">
        <text:soft-page-break/>
        <text:p text:style-name="Normal"/>
        <text:soft-page-break/>
        <text:p text:style-name="P214"><text:span text:style-name="T215">अमावस की काली रातों में<text:s/></text:span></text:p>
        <text:p text:style-name="P216"><text:span text:style-name="T217">-</text:span><text:span text:style-name="T218">कुमार विश्वास</text:span></text:p>
      </text:section>
      <text:section text:name="Sect5" text:style-name="S5">
        <text:soft-page-break/>
        <text:p text:style-name="Normal"><text:span text:style-name="T219">मावस की काली रातों में दिल का दरवाजा खुलता है</text:span><text:span text:style-name="T220">,</text:span><text:span text:style-name="T221"><text:line-break/></text:span><text:span text:style-name="T222">जब दर्द की काली रातों में गम आंसू के संग घुलता है</text:span><text:span text:style-name="T223">,</text:span><text:span text:style-name="T224"><text:line-break/></text:span><text:span text:style-name="T225">जब पिछवाड़े के कमरे में हम निपट अकेले होते हैं</text:span><text:span text:style-name="T226">,</text:span><text:span text:style-name="T227"><text:line-break/></text:span><text:span text:style-name="T228">जब घड़ियाँ टिक-टिक चलती हैं</text:span><text:span text:style-name="T229">,</text:span><text:span text:style-name="T230">सब सोते हैं</text:span><text:span text:style-name="T231">,<text:s/></text:span><text:span text:style-name="T232">हम रोते हैं</text:span><text:span text:style-name="T233">,</text:span><text:span text:style-name="T234"><text:line-break/></text:span><text:span text:style-name="T235">जब बार-बार दोहराने से सारी यादें चुक जाती हैं</text:span><text:span text:style-name="T236">,</text:span><text:span text:style-name="T237"><text:line-break/></text:span><text:span text:style-name="T238">जब ऊँच-नीच समझाने में माथे की नस दुःख जाती है</text:span><text:span text:style-name="T239">,</text:span><text:span text:style-name="T240"><text:line-break/></text:span><text:span text:style-name="T241">तब एक पगली लड़की के बिन जीना गद्दारी लगता है</text:span><text:span text:style-name="T242">,</text:span><text:span text:style-name="T243"><text:line-break/></text:span><text:span text:style-name="T244">और उस पगली लड़की के बिन मरना भी भारी लगता है।</text:span></text:p>
        <text:p text:style-name="Normal"><text:span text:style-name="T245"><text:line-break/></text:span><text:span text:style-name="T246">जब पोथे खाली होते है</text:span><text:span text:style-name="T247">,<text:s/></text:span><text:span text:style-name="T248">जब हर्फ़ सवाली होते हैं</text:span><text:span text:style-name="T249">,</text:span><text:span text:style-name="T250"><text:line-break/></text:span><text:span text:style-name="T251">जब गज़लें रास नही आती</text:span><text:span text:style-name="T252">,<text:s/></text:span><text:span text:style-name="T253">अफ़साने गाली होते हैं</text:span><text:span text:style-name="T254">,</text:span><text:span text:style-name="T255"><text:line-break/></text:span><text:span text:style-name="T256">जब बासी फीकी धूप समेटे दिन जल्दी ढल जता है</text:span><text:span text:style-name="T257">,</text:span><text:span text:style-name="T258"><text:line-break/></text:span><text:span text:style-name="T259">जब सूरज का लश्कर छत से गलियों में देर से जाता है</text:span><text:span text:style-name="T260">,</text:span><text:span text:style-name="T261"><text:line-break/></text:span><text:span text:style-name="T262">जब जल्दी घर जाने की इच्छा मन ही मन घुट जाती है</text:span><text:span text:style-name="T263">,</text:span><text:span text:style-name="T264"><text:line-break/></text:span><text:span text:style-name="T265">जब कालेज से घर लाने वाली पहली बस छुट जाती है</text:span><text:span text:style-name="T266">,</text:span><text:span text:style-name="T267"><text:line-break/></text:span><text:span text:style-name="T268">जब बेमन से खाना खाने पर माँ गुस्सा हो जाती है</text:span><text:span text:style-name="T269">,</text:span><text:span text:style-name="T270"><text:line-break/></text:span><text:soft-page-break/><text:span text:style-name="T271">जब लाख मन करने पर भी पारो पढ़ने आ जाती है</text:span><text:span text:style-name="T272">,</text:span><text:span text:style-name="T273"><text:line-break/></text:span><text:span text:style-name="T274">जब अपना हर मनचाहा काम कोई लाचारी लगता है</text:span><text:span text:style-name="T275">,</text:span><text:span text:style-name="T276"><text:line-break/></text:span><text:span text:style-name="T277">तब एक पगली लड़की के बिन जीना गद्दारी लगता है</text:span><text:span text:style-name="T278">,</text:span><text:span text:style-name="T279"><text:line-break/></text:span><text:span text:style-name="T280">और उस पगली लड़की के बिन मरना भी भारी लगता है।</text:span></text:p>
        <text:p text:style-name="Normal"><text:span text:style-name="T281"><text:line-break/></text:span><text:span text:style-name="T282">जब कमरे में सन्नाटे की आवाज़ सुनाई देती है</text:span><text:span text:style-name="T283">,</text:span><text:span text:style-name="T284"><text:line-break/></text:span><text:span text:style-name="T285">जब दर्पण में आंखों के नीचे झाई दिखाई देती है</text:span><text:span text:style-name="T286">,</text:span><text:span text:style-name="T287"><text:line-break/></text:span><text:span text:style-name="T288">जब बड़की भाभी कहती हैं</text:span><text:span text:style-name="T289">,<text:s/></text:span><text:span text:style-name="T290">कुछ सेहत का भी ध्यान करो</text:span><text:span text:style-name="T291">,</text:span><text:span text:style-name="T292"><text:line-break/></text:span><text:span text:style-name="T293">क्या लिखते हो दिन भर</text:span><text:span text:style-name="T294">,<text:s/></text:span><text:span text:style-name="T295">कुछ सपनों का भी सम्मान करो</text:span><text:span text:style-name="T296">,</text:span><text:span text:style-name="T297"><text:line-break/></text:span><text:span text:style-name="T298">जब बाबा वाली बैठक में कुछ रिश्ते वाले आते हैं</text:span><text:span text:style-name="T299">,</text:span><text:span text:style-name="T300"><text:line-break/></text:span><text:span text:style-name="T301">जब बाबा हमें बुलाते है</text:span><text:span text:style-name="T302">,</text:span><text:span text:style-name="T303">हम जाते में घबराते हैं</text:span><text:span text:style-name="T304">,</text:span><text:span text:style-name="T305"><text:line-break/></text:span><text:span text:style-name="T306">जब साड़ी पहने एक लड़की का फोटो लाया जाता है</text:span><text:span text:style-name="T307">,</text:span><text:span text:style-name="T308"><text:line-break/></text:span><text:span text:style-name="T309">जब भाभी हमें मनाती हैं</text:span><text:span text:style-name="T310">,<text:s/></text:span><text:span text:style-name="T311">फोटो दिखलाया जाता है</text:span><text:span text:style-name="T312">,</text:span><text:span text:style-name="T313"><text:line-break/></text:span><text:span text:style-name="T314">जब सारे घर का समझाना हमको फनकारी लगता है</text:span><text:span text:style-name="T315">,</text:span><text:span text:style-name="T316"><text:line-break/></text:span><text:span text:style-name="T317">तब एक पगली लड़की के बिन जीना गद्दारी लगता है</text:span><text:span text:style-name="T318">,</text:span><text:span text:style-name="T319"><text:line-break/></text:span><text:span text:style-name="T320">और उस पगली लड़की के बिन मरना भी भारी लगता है।</text:span></text:p>
        <text:soft-page-break/>
        <text:p text:style-name="Normal"><text:span text:style-name="T321"><text:line-break/></text:span><text:span text:style-name="T322">दीदी कहती हैं उस पगली लडकी की कुछ औकात नहीं</text:span><text:span text:style-name="T323">,</text:span><text:span text:style-name="T324"><text:line-break/></text:span><text:span text:style-name="T325">उसके दिल में भैया तेरे जैसे प्यारे जज़्बात नहीं</text:span><text:span text:style-name="T326">,</text:span><text:span text:style-name="T327"><text:line-break/></text:span><text:span text:style-name="T328">वो पगली लड़की मेरी खातिर नौ दिन भूखी रहती है</text:span><text:span text:style-name="T329">,</text:span><text:span text:style-name="T330"><text:line-break/></text:span><text:span text:style-name="T331">चुप चुप सारे व्रत करती है</text:span><text:span text:style-name="T332">,<text:s/></text:span><text:span text:style-name="T333">मगर मुझसे कुछ ना कहती है</text:span><text:span text:style-name="T334">,</text:span><text:span text:style-name="T335"><text:line-break/></text:span><text:span text:style-name="T336">जो पगली लडकी कहती है</text:span><text:span text:style-name="T337">,<text:s/></text:span><text:span text:style-name="T338">मैं प्यार तुम्ही से करती हूँ</text:span><text:span text:style-name="T339">,</text:span><text:span text:style-name="T340"><text:line-break/></text:span><text:span text:style-name="T341">लेकिन मैं हूँ मजबूर बहुत</text:span><text:span text:style-name="T342">,<text:s/></text:span><text:span text:style-name="T343">अम्मा-बाबा से डरती हूँ</text:span><text:span text:style-name="T344">,</text:span><text:span text:style-name="T345"><text:line-break/></text:span><text:span text:style-name="T346">उस पगली लड़की पर अपना कुछ भी अधिकार नहीं बाबा</text:span><text:span text:style-name="T347">,</text:span><text:span text:style-name="T348"><text:line-break/></text:span><text:span text:style-name="T349">सब कथा-कहानी-किस्से हैं</text:span><text:span text:style-name="T350">,<text:s/></text:span><text:span text:style-name="T351">कुछ भी तो सार नहीं बाबा</text:span><text:span text:style-name="T352">,</text:span><text:span text:style-name="T353"><text:line-break/></text:span><text:span text:style-name="T354">बस उस पगली लडकी के संग जीना फुलवारी लगता है</text:span><text:span text:style-name="T355">,</text:span><text:span text:style-name="T356"><text:line-break/></text:span><text:span text:style-name="T357">और उस पगली लड़की के बिन मरना भी भारी लगता है<text:s/></text:span><text:span text:style-name="T358">||</text:span></text:p>
      </text:section>
      <text:p text:style-name="P3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obe Devanagari" svg:font-family="Adobe Devanagari" style:font-family-generic="roma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Mangal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Mangal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deep Chaudhary</meta:initial-creator>
    <dc:creator>Pradeep Chaudhary</dc:creator>
    <meta:creation-date>2013-12-30T11:15:00Z</meta:creation-date>
    <dc:date>2013-12-30T11:15:00Z</dc:date>
    <meta:template xlink:href="Normal.dotm" xlink:type="simple"/>
    <meta:editing-cycles>2</meta:editing-cycles>
    <meta:editing-duration>PT60S</meta:editing-duration>
    <meta:document-statistic meta:page-count="8" meta:paragraph-count="14" meta:word-count="1064" meta:character-count="7115" meta:row-count="50" meta:non-whitespace-character-count="6065"/>
  </office:meta>
</office:document-meta>
</file>